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Dashed_20__28_var_29_" svg:stroke-color="#000000"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11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4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43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6" style:family="graphic" style:parent-style-name="objectwithoutfill">
      <style:graphic-properties draw:stroke="dash" draw:stroke-dash="Dashed_20__28_var_29_" svg:stroke-color="#939393" draw:marker-end="Arrow" draw:marker-end-width="0.3cm" draw:fill="solid" draw:textarea-vertical-align="middle"/>
      <style:paragraph-properties style:writing-mode="lr-tb"/>
    </style:style>
    <style:style style:name="gr7" style:family="graphic" style:parent-style-name="objectwithoutfill">
      <style:graphic-properties draw:stroke="solid"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1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color="#3f72a4"/>
    </style:style>
    <style:style style:name="P4" style:family="paragraph">
      <loext:graphic-properties draw:fill="none" draw:fill-color="#ffffff"/>
      <style:text-properties fo:color="#3f72a4"/>
    </style:style>
    <style:style style:name="P5" style:family="paragraph">
      <loext:graphic-properties draw:fill="solid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-color="#ffffff"/>
    </style:style>
    <style:style style:name="T1" style:family="text">
      <style:text-properties fo:color="#3f72a4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96cm" svg:y1="5.524cm" svg:x2="7.96cm" svg:y2="1.508cm">
          <text:p/>
        </draw:line>
        <draw:line draw:style-name="gr1" draw:text-style-name="P1" draw:layer="layout" svg:x1="4.66cm" svg:y1="5.524cm" svg:x2="4.66cm" svg:y2="1.508cm">
          <text:p/>
        </draw:line>
        <draw:custom-shape draw:style-name="gr2" draw:text-style-name="P2" draw:layer="layout" svg:width="0.508cm" svg:height="0.508cm" svg:x="4.406cm" svg:y="1.975cm">
          <text:p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3.048cm" svg:height="1.392cm" svg:x="0.896cm" svg:y="1.723cm">
          <draw:text-box>
            <text:p text:style-name="P3"><text:span text:style-name="T1">Model 1</text:span></text:p>
          </draw:text-box>
        </draw:frame>
        <draw:frame draw:style-name="gr4" draw:text-style-name="P4" draw:layer="layout" svg:width="3.048cm" svg:height="1.393cm" svg:x="0.996cm" svg:y="3.804cm">
          <draw:text-box>
            <text:p text:style-name="P3"><text:span text:style-name="T1">M</text:span><text:span text:style-name="T1">o</text:span><text:span text:style-name="T1">d</text:span><text:span text:style-name="T1">e</text:span><text:span text:style-name="T1">l </text:span><text:span text:style-name="T1">2</text:span></text:p>
          </draw:text-box>
        </draw:frame>
        <draw:line draw:style-name="gr5" draw:text-style-name="P5" draw:layer="layout" svg:x1="4.914cm" svg:y1="2.142cm" svg:x2="7.708cm" svg:y2="2.142cm">
          <text:p><text:span text:style-name="T2"/></text:p>
        </draw:line>
        <draw:custom-shape draw:style-name="gr2" draw:text-style-name="P2" draw:layer="layout" svg:width="0.508cm" svg:height="0.508cm" svg:x="7.707cm" svg:y="1.976cm">
          <text:p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7.808cm" svg:y1="2.348cm" svg:x2="4.76cm" svg:y2="3.961cm">
          <text:p><text:span text:style-name="T2"/></text:p>
        </draw:line>
        <draw:custom-shape draw:style-name="gr2" draw:text-style-name="P2" draw:layer="layout" svg:width="0.508cm" svg:height="0.508cm" svg:x="4.407cm" svg:y="3.973cm">
          <text:p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4.914cm" svg:y1="4.139cm" svg:x2="7.708cm" svg:y2="4.139cm">
          <text:p><text:span text:style-name="T2"/></text:p>
        </draw:line>
        <draw:custom-shape draw:style-name="gr2" draw:text-style-name="P2" draw:layer="layout" svg:width="0.508cm" svg:height="0.508cm" svg:x="7.708cm" svg:y="3.974cm">
          <text:p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7.962cm" svg:y1="3.961cm" svg:x2="7.96cm" svg:y2="2.484cm">
          <text:p><text:span text:style-name="T2"/></text:p>
        </draw:line>
        <draw:line draw:style-name="gr6" draw:text-style-name="P5" draw:layer="layout" svg:x1="8.216cm" svg:y1="2.187cm" svg:x2="9.078cm" svg:y2="2.186cm">
          <text:p><text:span text:style-name="T2"/></text:p>
        </draw:line>
        <draw:line draw:style-name="gr7" draw:text-style-name="P1" draw:layer="layout" svg:x1="4.052cm" svg:y1="5.229cm" svg:x2="8.878cm" svg:y2="5.229cm">
          <text:p/>
        </draw:line>
        <draw:frame draw:style-name="gr8" draw:text-style-name="P6" draw:layer="layout" svg:width="0.762cm" svg:height="0.802cm" svg:x="5.776cm" svg:y="1.425cm">
          <draw:text-box>
            <text:p><text:span text:style-name="T2">1</text:span></text:p>
          </draw:text-box>
        </draw:frame>
        <draw:frame draw:style-name="gr8" draw:text-style-name="P6" draw:layer="layout" svg:width="0.762cm" svg:height="0.802cm" svg:x="5.268cm" svg:y="2.738cm">
          <draw:text-box>
            <text:p><text:span text:style-name="T2">2</text:span></text:p>
          </draw:text-box>
        </draw:frame>
        <draw:frame draw:style-name="gr8" draw:text-style-name="P6" draw:layer="layout" svg:width="0.762cm" svg:height="0.802cm" svg:x="6.284cm" svg:y="4.006cm">
          <draw:text-box>
            <text:p><text:span text:style-name="T2">3</text:span></text:p>
          </draw:text-box>
        </draw:frame>
        <draw:frame draw:style-name="gr9" draw:text-style-name="P6" draw:layer="layout" svg:width="0.762cm" svg:height="0.802cm" svg:x="7.96cm" svg:y="2.949cm">
          <draw:text-box>
            <text:p><text:span text:style-name="T2">4</text:span></text:p>
          </draw:text-box>
        </draw:frame>
        <draw:frame draw:style-name="gr3" draw:text-style-name="P7" draw:layer="layout" svg:width="9.906cm" svg:height="1.392cm" svg:x="0.796cm" svg:y="5.528cm">
          <draw:text-box>
            <text:p><text:s/>Time step <text:s text:c="2"/>n <text:s text:c="13"/>n+1</text:p>
          </draw:text-box>
        </draw:frame>
        <draw:frame draw:style-name="gr4" draw:text-style-name="P9" draw:layer="layout" svg:width="8.128cm" svg:height="1.673cm" svg:x="2.828cm" svg:y="0.366cm">
          <draw:text-box>
            <text:p text:style-name="P8"><text:span text:style-name="T3">Serial explicit </text:span></text:p>
            <text:p text:style-name="P8"><text:span text:style-name="T3"/></text:p>
          </draw:text-box>
        </draw:frame>
        <draw:line draw:style-name="gr1" draw:text-style-name="P1" draw:layer="layout" svg:x1="14.35cm" svg:y1="5.441cm" svg:x2="14.35cm" svg:y2="1.425cm">
          <text:p/>
        </draw:line>
        <draw:line draw:style-name="gr1" draw:text-style-name="P1" draw:layer="layout" svg:x1="11.05cm" svg:y1="5.441cm" svg:x2="11.05cm" svg:y2="1.425cm">
          <text:p/>
        </draw:line>
        <draw:custom-shape draw:style-name="gr2" draw:text-style-name="P2" draw:layer="layout" svg:width="0.508cm" svg:height="0.508cm" svg:x="10.796cm" svg:y="1.892cm">
          <text:p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1.304cm" svg:y1="2.059cm" svg:x2="14.098cm" svg:y2="2.059cm">
          <text:p><text:span text:style-name="T2"/></text:p>
        </draw:line>
        <draw:custom-shape draw:style-name="gr2" draw:text-style-name="P2" draw:layer="layout" svg:width="0.508cm" svg:height="0.508cm" svg:x="14.097cm" svg:y="1.893cm">
          <text:p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4.244cm" svg:y1="2.401cm" svg:x2="14.244cm" svg:y2="3.937cm">
          <text:p><text:span text:style-name="T2"/></text:p>
        </draw:line>
        <draw:custom-shape draw:style-name="gr2" draw:text-style-name="P2" draw:layer="layout" svg:width="0.508cm" svg:height="0.508cm" svg:x="10.797cm" svg:y="3.89cm">
          <text:p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1.304cm" svg:y1="4.056cm" svg:x2="14.098cm" svg:y2="4.056cm">
          <text:p><text:span text:style-name="T2"/></text:p>
        </draw:line>
        <draw:custom-shape draw:style-name="gr2" draw:text-style-name="P2" draw:layer="layout" svg:width="0.508cm" svg:height="0.508cm" svg:x="14.098cm" svg:y="3.891cm">
          <text:p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4.452cm" svg:y1="3.878cm" svg:x2="14.452cm" svg:y2="2.401cm">
          <text:p><text:span text:style-name="T2"/></text:p>
        </draw:line>
        <draw:line draw:style-name="gr6" draw:text-style-name="P5" draw:layer="layout" svg:x1="14.606cm" svg:y1="2.104cm" svg:x2="15.468cm" svg:y2="2.103cm">
          <text:p><text:span text:style-name="T2"/></text:p>
        </draw:line>
        <draw:line draw:style-name="gr7" draw:text-style-name="P1" draw:layer="layout" svg:x1="10.442cm" svg:y1="5.146cm" svg:x2="15.268cm" svg:y2="5.146cm">
          <text:p/>
        </draw:line>
        <draw:frame draw:style-name="gr9" draw:text-style-name="P7" draw:layer="layout" svg:width="0.762cm" svg:height="0.802cm" svg:x="12.166cm" svg:y="1.341cm">
          <draw:text-box>
            <text:p><text:span text:style-name="T2">1</text:span></text:p>
          </draw:text-box>
        </draw:frame>
        <draw:frame draw:style-name="gr9" draw:text-style-name="P6" draw:layer="layout" svg:width="0.762cm" svg:height="0.802cm" svg:x="13.588cm" svg:y="2.443cm">
          <draw:text-box>
            <text:p><text:span text:style-name="T2">2</text:span></text:p>
          </draw:text-box>
        </draw:frame>
        <draw:frame draw:style-name="gr8" draw:text-style-name="P6" draw:layer="layout" svg:width="0.762cm" svg:height="0.802cm" svg:x="12.674cm" svg:y="3.923cm">
          <draw:text-box>
            <text:p><text:span text:style-name="T2">1</text:span></text:p>
          </draw:text-box>
        </draw:frame>
        <draw:frame draw:style-name="gr8" draw:text-style-name="P6" draw:layer="layout" svg:width="0.762cm" svg:height="0.802cm" svg:x="14.35cm" svg:y="2.866cm">
          <draw:text-box>
            <text:p><text:span text:style-name="T2">2</text:span></text:p>
          </draw:text-box>
        </draw:frame>
        <draw:frame draw:style-name="gr4" draw:text-style-name="P7" draw:layer="layout" svg:width="9.906cm" svg:height="1.393cm" svg:x="10.088cm" svg:y="5.44cm">
          <draw:text-box>
            <text:p><text:s text:c="3"/>n <text:s text:c="13"/>n+1</text:p>
          </draw:text-box>
        </draw:frame>
        <draw:frame draw:style-name="gr3" draw:text-style-name="P9" draw:layer="layout" svg:width="8.128cm" svg:height="1.673cm" svg:x="10.38cm" svg:y="0.324cm">
          <draw:text-box>
            <text:p text:style-name="P8"><text:span text:style-name="T3">Parallel explicit </text:span></text:p>
            <text:p text:style-name="P8"><text:span text:style-name="T3"/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7.78cm" fo:page-height="6.60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  <draw:page-thumbnail draw:layer="backgroundobjects" svg:width="8.999cm" svg:height="3.341cm" svg:x="1cm" svg:y="4.602cm"/>
      <draw:page-thumbnail draw:layer="backgroundobjects" svg:width="8.999cm" svg:height="3.341cm" svg:x="1cm" svg:y="13.178cm"/>
      <draw:page-thumbnail draw:layer="backgroundobjects" svg:width="8.999cm" svg:height="3.341cm" svg:x="1cm" svg:y="21.754cm"/>
      <draw:page-thumbnail draw:layer="backgroundobjects" svg:width="8.999cm" svg:height="3.341cm" svg:x="11cm" svg:y="4.602cm"/>
      <draw:page-thumbnail draw:layer="backgroundobjects" svg:width="8.999cm" svg:height="3.341cm" svg:x="11cm" svg:y="13.178cm"/>
      <draw:page-thumbnail draw:layer="backgroundobjects" svg:width="8.999cm" svg:height="3.341cm" svg:x="11cm" svg:y="21.75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6T15:19:41.298120498</meta:creation-date>
    <dc:date>2024-01-26T15:36:24.155802866</dc:date>
    <meta:editing-duration>PT16M41S</meta:editing-duration>
    <meta:editing-cycles>3</meta:editing-cycles>
    <meta:generator>LibreOffice/6.4.7.2$Linux_X86_64 LibreOffice_project/40$Build-2</meta:generator>
    <meta:document-statistic meta:object-count="61"/>
  </office:meta>
</office:document-meta>
</file>